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</office:automatic-styles>
  <office:body>
    <office:text text:use-soft-page-breaks="true">
      <text:p text:style-name="P1">Projet Détective</text:p>
      <text:p text:style-name="P2"/>
      <text:list text:style-name="LFO1" text:continue-numbering="true">
        <text:list-item>
          <text:p text:style-name="P3">Présentation du client :</text:p>
        </text:list-item>
      </text:list>
      <text:p text:style-name="Standard"><text:tab/></text:p>
      <text:p text:style-name="Standard">M.Scott Détective, enquêteur dans la ville de Cyberville, son boulot est de traquer les criminels, rassembler les preuves et démêler les mystères.</text:p>
      <text:p text:style-name="Standard"/>
      <text:list text:style-name="LFO1" text:continue-numbering="true">
        <text:list-item>
          <text:p text:style-name="P4">Présentation du projet :</text:p>
        </text:list-item>
      </text:list>
      <text:p text:style-name="Standard"/>
      <text:p text:style-name="Standard"><text:tab/>/test</text:p>
      <text:p text:style-name="Standard"/>
      <text:list text:style-name="LFO1" text:continue-numbering="true">
        <text:list-item>
          <text:p text:style-name="P5">Objectif du client :</text:p>
        </text:list-item>
      </text:list>
      <text:p text:style-name="Standard"/>
      <text:p text:style-name="Standard">M.Scott trouve qu’il y a de plus en plus de crimes et que cela devient compliqué de continuer avec simplement un carnet et un stylo.</text:p>
      <text:p text:style-name="Standard"/>
      <text:p text:style-name="Standard"><text:s/>M.Scott voudrait disposer d’un système sous la forme d’une grande armoire où il pourrait ranger ses enquêtes, ses preuves, et garder un œil sur tous les suspects. Il doit y avoir une grande sécurité et cela doit être solide.</text:p>
      <text:p text:style-name="Standard"/>
      <text:list text:style-name="LFO1" text:continue-numbering="true">
        <text:list-item>
          <text:p text:style-name="P6">Intervenants :</text:p>
        </text:list-item>
      </text:list>
      <text:p text:style-name="Standard"/>
      <text:p text:style-name="Standard"><text:tab/>Le client est Scott Détective.</text:p>
      <text:p text:style-name="Standard"/>
      <text:p text:style-name="Standard"><text:tab/>Les prestataires sont Nathan LEMAIRE, Alexis DEMARCQ et Quentin HENRARD.</text:p>
      <text:p text:style-name="Standard"/>
      <text:p text:style-name="Standard"><text:s/><text:tab/>EPHEC-TI, est représenté par Mme Van den Schrieck, coach de l’équipe 2T</text:p>
      <text:p text:style-name="Standard"/>
      <text:list text:style-name="LFO1" text:continue-numbering="true">
        <text:list-item>
          <text:p text:style-name="P7">Cible/utilisateurs :</text:p>
        </text:list-item>
      </text:list>
      <text:p text:style-name="Standard"/>
      <text:p text:style-name="Standard"><text:tab/>Tous les enquêteurs, les superviseurs et les experts scientifiques du commissariat quelque<text:s/><text:tab/>soit leur grad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B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EMARCQ Alexis</dc:creator>
    <meta:creation-date>2024-10-15T14:15:00Z</meta:creation-date>
    <dc:date>2024-10-15T11:30:00Z</dc:date>
    <meta:template xlink:href="Normal.dotm" xlink:type="simple"/>
    <meta:editing-cycles>13</meta:editing-cycles>
    <meta:editing-duration>PT1680S</meta:editing-duration>
    <meta:document-statistic meta:page-count="1" meta:paragraph-count="1" meta:word-count="144" meta:character-count="940" meta:row-count="6" meta:non-whitespace-character-count="797"/>
  </office:meta>
</office:document-meta>
</file>